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030c64" officeooo:paragraph-rsid="00030c64"/>
    </style:style>
    <style:style style:name="P2" style:family="paragraph" style:parent-style-name="Standard">
      <style:text-properties style:font-name="Times New Roman" officeooo:rsid="0006cbb8" officeooo:paragraph-rsid="0006cbb8"/>
    </style:style>
    <style:style style:name="P3" style:family="paragraph" style:parent-style-name="Standard">
      <style:text-properties style:font-name="Times New Roman" officeooo:rsid="0006cbb8" officeooo:paragraph-rsid="002485e4"/>
    </style:style>
    <style:style style:name="P4" style:family="paragraph" style:parent-style-name="Standard">
      <style:text-properties style:font-name="Times New Roman" fo:font-weight="bold" officeooo:rsid="0006cbb8" officeooo:paragraph-rsid="0006cbb8" style:font-weight-asian="bold" style:font-weight-complex="bold"/>
    </style:style>
    <style:style style:name="P5" style:family="paragraph" style:parent-style-name="Standard">
      <style:text-properties style:font-name="Times New Roman" fo:font-weight="bold" officeooo:rsid="002263f8" officeooo:paragraph-rsid="002263f8" style:font-weight-asian="bold" style:font-weight-complex="bold"/>
    </style:style>
    <style:style style:name="P6" style:family="paragraph" style:parent-style-name="Standard">
      <style:text-properties style:font-name="Times New Roman" fo:font-weight="normal" officeooo:rsid="00275c94" officeooo:paragraph-rsid="00275c94" style:font-weight-asian="normal" style:font-weight-complex="normal"/>
    </style:style>
    <style:style style:name="P7" style:family="paragraph" style:parent-style-name="Standard">
      <style:text-properties style:font-name="Times New Roman" style:text-underline-style="solid" style:text-underline-width="auto" style:text-underline-color="font-color" officeooo:rsid="00030c64" officeooo:paragraph-rsid="00030c64"/>
    </style:style>
    <style:style style:name="P8" style:family="paragraph" style:parent-style-name="Standard">
      <style:text-properties style:font-name="Times New Roman" officeooo:rsid="0027a5f9" officeooo:paragraph-rsid="0027a5f9"/>
    </style:style>
    <style:style style:name="P9" style:family="paragraph" style:parent-style-name="Standard">
      <style:text-properties style:font-name="Times New Roman" officeooo:rsid="002898cc" officeooo:paragraph-rsid="002898cc"/>
    </style:style>
    <style:style style:name="P10" style:family="paragraph" style:parent-style-name="Standard" style:list-style-name="L1">
      <style:text-properties style:font-name="Times New Roman" fo:font-weight="normal" officeooo:rsid="00086f34" officeooo:paragraph-rsid="00086f34" style:font-weight-asian="normal" style:font-weight-complex="normal"/>
    </style:style>
    <style:style style:name="P11" style:family="paragraph" style:parent-style-name="Standard" style:list-style-name="L1">
      <style:text-properties style:font-name="Times New Roman" fo:font-weight="normal" officeooo:rsid="000b26b4" officeooo:paragraph-rsid="0018d682" style:font-weight-asian="normal" style:font-weight-complex="normal"/>
    </style:style>
    <style:style style:name="P12" style:family="paragraph" style:parent-style-name="Standard" style:list-style-name="L1">
      <style:text-properties style:font-name="Times New Roman" fo:font-weight="normal" officeooo:rsid="000b26b4" officeooo:paragraph-rsid="000b26b4" style:font-weight-asian="normal" style:font-weight-complex="normal"/>
    </style:style>
    <style:style style:name="P13" style:family="paragraph" style:parent-style-name="Standard" style:list-style-name="L1">
      <style:text-properties style:font-name="Times New Roman" fo:font-weight="normal" officeooo:rsid="000b26b4" officeooo:paragraph-rsid="000e7e09" style:font-weight-asian="normal" style:font-weight-complex="normal"/>
    </style:style>
    <style:style style:name="P14" style:family="paragraph" style:parent-style-name="Standard" style:list-style-name="L1">
      <style:text-properties style:font-name="Times New Roman" fo:font-weight="normal" officeooo:rsid="000b26b4" officeooo:paragraph-rsid="00130a85" style:font-weight-asian="normal" style:font-weight-complex="normal"/>
    </style:style>
    <style:style style:name="P15" style:family="paragraph" style:parent-style-name="Standard" style:list-style-name="L1">
      <style:text-properties style:font-name="Times New Roman" fo:font-weight="normal" officeooo:rsid="000b26b4" officeooo:paragraph-rsid="000ea9c1" style:font-weight-asian="normal" style:font-weight-complex="normal"/>
    </style:style>
    <style:style style:name="P16" style:family="paragraph" style:parent-style-name="Standard" style:list-style-name="L1">
      <style:text-properties style:font-name="Times New Roman" fo:font-weight="normal" officeooo:rsid="00089feb" officeooo:paragraph-rsid="00089feb" style:font-weight-asian="normal" style:font-weight-complex="normal"/>
    </style:style>
    <style:style style:name="P17" style:family="paragraph" style:parent-style-name="Standard" style:list-style-name="L1">
      <style:text-properties style:font-name="Times New Roman" fo:font-weight="normal" officeooo:rsid="0009a002" officeooo:paragraph-rsid="0009a002" style:font-weight-asian="normal" style:font-weight-complex="normal"/>
    </style:style>
    <style:style style:name="P18" style:family="paragraph" style:parent-style-name="Standard" style:list-style-name="L1">
      <style:text-properties style:font-name="Times New Roman" fo:font-weight="normal" officeooo:rsid="00155f7a" officeooo:paragraph-rsid="00155f7a" style:font-weight-asian="normal" style:font-weight-complex="normal"/>
    </style:style>
    <style:style style:name="P19" style:family="paragraph" style:parent-style-name="Standard" style:list-style-name="L1">
      <style:text-properties style:font-name="Times New Roman" fo:font-weight="normal" officeooo:rsid="000e7e09" officeooo:paragraph-rsid="000e7e09" style:font-weight-asian="normal" style:font-weight-complex="normal"/>
    </style:style>
    <style:style style:name="P20" style:family="paragraph" style:parent-style-name="Standard" style:list-style-name="L1">
      <style:text-properties style:font-name="Times New Roman" fo:font-weight="normal" officeooo:rsid="000ea9c1" officeooo:paragraph-rsid="000ea9c1" style:font-weight-asian="normal" style:font-weight-complex="normal"/>
    </style:style>
    <style:style style:name="P21" style:family="paragraph" style:parent-style-name="Standard" style:list-style-name="L3">
      <style:text-properties style:font-name="Times New Roman" fo:font-weight="normal" officeooo:rsid="00234c1b" officeooo:paragraph-rsid="00234c1b" style:font-weight-asian="normal" style:font-weight-complex="normal"/>
    </style:style>
    <style:style style:name="P22" style:family="paragraph" style:parent-style-name="Standard" style:list-style-name="L4">
      <style:text-properties style:font-name="Times New Roman" fo:font-weight="normal" officeooo:rsid="00234c1b" officeooo:paragraph-rsid="00234c1b" style:font-weight-asian="normal" style:font-weight-complex="normal"/>
    </style:style>
    <style:style style:name="P23" style:family="paragraph" style:parent-style-name="Standard" style:list-style-name="L4">
      <style:text-properties style:font-name="Times New Roman" fo:font-weight="normal" officeooo:rsid="002485e4" officeooo:paragraph-rsid="002485e4" style:font-weight-asian="normal" style:font-weight-complex="normal"/>
    </style:style>
    <style:style style:name="P24" style:family="paragraph" style:parent-style-name="Standard" style:list-style-name="L4">
      <style:text-properties style:font-name="Times New Roman" fo:font-weight="normal" officeooo:rsid="0025dc0d" officeooo:paragraph-rsid="0025dc0d" style:font-weight-asian="normal" style:font-weight-complex="normal"/>
    </style:style>
    <style:style style:name="P25" style:family="paragraph" style:parent-style-name="Standard" style:list-style-name="L4">
      <style:text-properties style:font-name="Times New Roman" fo:font-weight="normal" officeooo:rsid="0025dc0d" officeooo:paragraph-rsid="0026b8b3" style:font-weight-asian="normal" style:font-weight-complex="normal"/>
    </style:style>
    <style:style style:name="P26" style:family="paragraph" style:parent-style-name="Standard" style:list-style-name="L2">
      <style:text-properties style:font-name="Times New Roman" officeooo:rsid="0018d682" officeooo:paragraph-rsid="0018d682"/>
    </style:style>
    <style:style style:name="P27" style:family="paragraph" style:parent-style-name="Standard" style:list-style-name="L2">
      <style:text-properties style:font-name="Times New Roman" officeooo:rsid="001ac594" officeooo:paragraph-rsid="001ac594"/>
    </style:style>
    <style:style style:name="P28" style:family="paragraph" style:parent-style-name="Standard" style:list-style-name="L2">
      <style:text-properties style:font-name="Times New Roman" officeooo:rsid="001c000c" officeooo:paragraph-rsid="001c000c"/>
    </style:style>
    <style:style style:name="P29" style:family="paragraph" style:parent-style-name="Standard" style:list-style-name="L5">
      <style:text-properties style:font-name="Times New Roman" officeooo:rsid="002bac9c" officeooo:paragraph-rsid="002bac9c"/>
    </style:style>
    <style:style style:name="P30" style:family="paragraph" style:parent-style-name="Standard" style:list-style-name="L5">
      <style:text-properties style:font-name="Times New Roman" officeooo:rsid="002dc457" officeooo:paragraph-rsid="002dc457"/>
    </style:style>
    <style:style style:name="P31" style:family="paragraph" style:parent-style-name="Standard" style:list-style-name="L5">
      <style:text-properties style:font-name="Times New Roman" officeooo:rsid="002e67b9" officeooo:paragraph-rsid="002e67b9"/>
    </style:style>
    <style:style style:name="T1" style:family="text">
      <style:text-properties officeooo:rsid="000e7e09"/>
    </style:style>
    <style:style style:name="T2" style:family="text">
      <style:text-properties officeooo:rsid="000ea9c1"/>
    </style:style>
    <style:style style:name="T3" style:family="text">
      <style:text-properties officeooo:rsid="00105dd5"/>
    </style:style>
    <style:style style:name="T4" style:family="text">
      <style:text-properties officeooo:rsid="00130a85"/>
    </style:style>
    <style:style style:name="T5" style:family="text">
      <style:text-properties officeooo:rsid="00155f7a"/>
    </style:style>
    <style:style style:name="T6" style:family="text">
      <style:text-properties officeooo:rsid="00185cec"/>
    </style:style>
    <style:style style:name="T7" style:family="text">
      <style:text-properties officeooo:rsid="001ac594"/>
    </style:style>
    <style:style style:name="T8" style:family="text">
      <style:text-properties officeooo:rsid="002485e4"/>
    </style:style>
    <style:style style:name="T9" style:family="text">
      <style:text-properties officeooo:rsid="0026b8b3"/>
    </style:style>
    <style:style style:name="T10" style:family="text">
      <style:text-properties officeooo:rsid="00272397"/>
    </style:style>
    <style:style style:name="T11" style:family="text">
      <style:text-properties officeooo:rsid="002898cc"/>
    </style:style>
    <style:style style:name="T12" style:family="text">
      <style:text-properties officeooo:rsid="0029d36c"/>
    </style:style>
    <style:style style:name="T13" style:family="text">
      <style:text-properties officeooo:rsid="002cd72c"/>
    </style:style>
    <style:style style:name="T14" style:family="text">
      <style:text-properties officeooo:rsid="002f4bd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roject 2 Pseudocode</text:p>
      <text:p text:style-name="P1"/>
      <text:p text:style-name="P4">Auditorium Constructor</text:p>
      <text:list xml:id="list2928525131570904543" text:style-name="L1">
        <text:list-item>
          <text:p text:style-name="P10">Create ifstream file input object</text:p>
        </text:list-item>
        <text:list-item>
          <text:p text:style-name="P10">Ensure the file exists</text:p>
          <text:list>
            <text:list-item>
              <text:p text:style-name="P11">Create pointers to 4 TheaterSeats <text:span text:style-name="T6">and assign to null:</text:span> up, down, left, and right</text:p>
            </text:list-item>
            <text:list-item>
              <text:p text:style-name="P16">For loop until getline() hits an EOF</text:p>
              <text:list>
                <text:list-item>
                  <text:p text:style-name="P16">For loop through the lineStr until the null character is reached</text:p>
                  <text:list>
                    <text:list-item>
                      <text:p text:style-name="P17">Allocate a new TheaterSeat object and set its row, seat, reserved, and ticketType based upon what character is read from the lineStr and the increments in the for loops</text:p>
                    </text:list-item>
                    <text:list-item>
                      <text:p text:style-name="P12">If the increments in both for loops are zero, assign the first pointer variable in the Auditorium to the TheaterSeat just created</text:p>
                    </text:list-item>
                    <text:list-item>
                      <text:p text:style-name="P13">If the pointer to the up TheaterSeat is not null</text:p>
                      <text:list>
                        <text:list-item>
                          <text:p text:style-name="P13"><text:span text:style-name="T1">A</text:span>ssign the current TheaterSeat’s up pointer to that <text:span text:style-name="T5">up </text:span>TheaterSeat</text:p>
                        </text:list-item>
                        <text:list-item>
                          <text:p text:style-name="P18">Assign the down pointer of the up TheaterSeat to the current TheaterSeat</text:p>
                        </text:list-item>
                        <text:list-item>
                          <text:p text:style-name="P19">Move the TheaterSeat up pointer variable to the one to the right of it (could be null)</text:p>
                        </text:list-item>
                      </text:list>
                    </text:list-item>
                    <text:list-item>
                      <text:p text:style-name="P14"><text:span text:style-name="T1">O</text:span>therwise assign <text:span text:style-name="T4">the current TheaterSeat object’s up pointer</text:span> to null</text:p>
                    </text:list-item>
                    <text:list-item>
                      <text:p text:style-name="P13">If the pointer to the down TheaterSeat is not null</text:p>
                      <text:list>
                        <text:list-item>
                          <text:p text:style-name="P13"><text:span text:style-name="T1">A</text:span>ssign the current TheaterSeat’s down pointer to that <text:span text:style-name="T5">down </text:span>TheaterSeat</text:p>
                        </text:list-item>
                        <text:list-item>
                          <text:p text:style-name="P18">Assign the up pointer of the down TheaterSeat to the current TheaterSeat</text:p>
                        </text:list-item>
                        <text:list-item>
                          <text:p text:style-name="P19">Move the TheaterSeat down pointer variable to the one to the right of it (could be null)</text:p>
                        </text:list-item>
                      </text:list>
                    </text:list-item>
                    <text:list-item>
                      <text:p text:style-name="P14"><text:span text:style-name="T1">O</text:span>therwise assign <text:span text:style-name="T4">the current TheaterSeat object’s down pointer</text:span> to null</text:p>
                    </text:list-item>
                    <text:list-item>
                      <text:p text:style-name="P13">If the pointer to the left TheaterSeat is not null</text:p>
                      <text:list>
                        <text:list-item>
                          <text:p text:style-name="P13"><text:span text:style-name="T1">A</text:span>ssign the current TheaterSeat’s left pointer to that <text:span text:style-name="T5">left </text:span>TheaterSeat</text:p>
                        </text:list-item>
                        <text:list-item>
                          <text:p text:style-name="P18">Assign the right pointer of the left TheaterSeat to the current TheaterSeat</text:p>
                        </text:list-item>
                        <text:list-item>
                          <text:p text:style-name="P19">Move the TheaterSeat left pointer <text:span text:style-name="T3">variable </text:span>to the one to the right of it (could be null)</text:p>
                        </text:list-item>
                      </text:list>
                    </text:list-item>
                    <text:list-item>
                      <text:p text:style-name="P14"><text:span text:style-name="T1">O</text:span>therwise assign <text:span text:style-name="T4">the current TheaterSeat object’s left pointer</text:span> to null</text:p>
                    </text:list-item>
                    <text:list-item>
                      <text:p text:style-name="P15">If the pointer to the right TheaterSeat is not null</text:p>
                      <text:list>
                        <text:list-item>
                          <text:p text:style-name="P15"><text:span text:style-name="T2">A</text:span>ssign the current TheaterSeat’s right pointer to that <text:span text:style-name="T5">right </text:span>TheaterSeat</text:p>
                        </text:list-item>
                        <text:list-item>
                          <text:p text:style-name="P18">Assign the left pointer of the right TheaterSeat to the current TheaterSeat</text:p>
                        </text:list-item>
                        <text:list-item>
                          <text:p text:style-name="P20">Move the TheaterSeat right pointer <text:span text:style-name="T3">variable </text:span>to the one to the right of it (could be null)</text:p>
                        </text:list-item>
                      </text:list>
                    </text:list-item>
                    <text:list-item>
                      <text:p text:style-name="P15"><text:span text:style-name="T2">O</text:span>therwise assign <text:span text:style-name="T4">the current TheaterSeat object’s right pointer</text:span> to null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">If the file doesn’t exist, output and error and quit the program</text:p>
        </text:list-item>
      </text:list>
      <text:p text:style-name="P2"/>
      <text:p text:style-name="P4">Auditorium Destructor</text:p>
      <text:list xml:id="list268825207743426398" text:style-name="L2">
        <text:list-item>
          <text:p text:style-name="P26">Create a pointer and assign it to the <text:span text:style-name="T7">Auditorium’s first pointer</text:span></text:p>
        </text:list-item>
        <text:list-item>
          <text:p text:style-name="P27">For loop through the row until the current TheaterSeat pointer is null</text:p>
          <text:list>
            <text:list-item>
              <text:p text:style-name="P27">For loop through the columns until the current TheaterSeat pointer is null</text:p>
              <text:list>
                <text:list-item>
                  <text:p text:style-name="P27">Create a temp TheaterSeat pointer and assign it to the current pointer’s right TheaterSeat</text:p>
                </text:list-item>
                <text:list-item>
                  <text:p text:style-name="P27">Free the current TheaterSeat</text:p>
                </text:list-item>
                <text:list-item>
                  <text:p text:style-name="P27">Assign the current pointer (now empty) to the temp variable</text:p>
                </text:list-item>
              </text:list>
            </text:list-item>
          </text:list>
        </text:list-item>
        <text:list-item>
          <text:p text:style-name="P28"><text:soft-page-break/>Free the Auditorium</text:p>
        </text:list-item>
      </text:list>
      <text:p text:style-name="P2"/>
      <text:p text:style-name="P5">Input Validation </text:p>
      <text:p text:style-name="P6">This will be a part of the reserve function which takes in the Auditorium</text:p>
      <text:list xml:id="list3647527322728477767" text:style-name="L3">
        <text:list-item>
          <text:p text:style-name="P21">Declare variables for ruw num, starting seat letter, num adult tickets, number of child tickets, and number of senior tickets</text:p>
        </text:list-item>
      </text:list>
      <text:list xml:id="list7915589336967507041" text:style-name="L4">
        <text:list-item>
          <text:p text:style-name="P22">While <text:span text:style-name="T8">true</text:span></text:p>
          <text:list>
            <text:list-item>
              <text:p text:style-name="P22">Prompt user for row number and store in string</text:p>
            </text:list-item>
            <text:list-item>
              <text:p text:style-name="P22">If there is <text:span text:style-name="T8">no</text:span> error when converting to an int via stoi()</text:p>
              <text:list>
                <text:list-item>
                  <text:p text:style-name="P23">break</text:p>
                </text:list-item>
              </text:list>
            </text:list-item>
            <text:list-item>
              <text:p text:style-name="P23">Otherwise</text:p>
              <text:list>
                <text:list-item>
                  <text:p text:style-name="P23">Output and error message</text:p>
                </text:list-item>
              </text:list>
            </text:list-item>
          </text:list>
        </text:list-item>
        <text:list-item>
          <text:p text:style-name="P23">While true</text:p>
          <text:list>
            <text:list-item>
              <text:p text:style-name="P23">Prompt user for starting seat letter</text:p>
            </text:list-item>
            <text:list-item>
              <text:p text:style-name="P23">If the starting seat letter is only one char long and is between the ASCII values for A and A + theater length</text:p>
              <text:list>
                <text:list-item>
                  <text:p text:style-name="P23">break</text:p>
                </text:list-item>
              </text:list>
            </text:list-item>
            <text:list-item>
              <text:p text:style-name="P23">Otherwise</text:p>
              <text:list>
                <text:list-item>
                  <text:p text:style-name="P23">Output an error message</text:p>
                </text:list-item>
              </text:list>
            </text:list-item>
          </text:list>
        </text:list-item>
        <text:list-item>
          <text:p text:style-name="P24">While true</text:p>
          <text:list>
            <text:list-item>
              <text:p text:style-name="P24">Prompt user for number of adult tickets</text:p>
            </text:list-item>
            <text:list-item>
              <text:p text:style-name="P24">If there is no error when converting the number of adult tickets to an int and it is greater than or equal to 0 and is less tha<text:span text:style-name="T9">n</text:span> the length of the auditorium</text:p>
              <text:list>
                <text:list-item>
                  <text:p text:style-name="P24">break</text:p>
                </text:list-item>
              </text:list>
            </text:list-item>
            <text:list-item>
              <text:p text:style-name="P24">Otherwise</text:p>
              <text:list>
                <text:list-item>
                  <text:p text:style-name="P24">Output an error message</text:p>
                </text:list-item>
              </text:list>
            </text:list-item>
          </text:list>
        </text:list-item>
        <text:list-item>
          <text:p text:style-name="P25">While true</text:p>
          <text:list>
            <text:list-item>
              <text:p text:style-name="P25">Prompt user for number of <text:span text:style-name="T9">child</text:span> tickets</text:p>
            </text:list-item>
            <text:list-item>
              <text:p text:style-name="P25">If there is no error when converting the number of <text:span text:style-name="T9">child</text:span> tickets to an int and it is greater than or equal to 0 and <text:span text:style-name="T10">this+num adult tickets is</text:span> less tha<text:span text:style-name="T9">n</text:span> the length of the auditorium</text:p>
              <text:list>
                <text:list-item>
                  <text:p text:style-name="P25">break</text:p>
                </text:list-item>
              </text:list>
            </text:list-item>
            <text:list-item>
              <text:p text:style-name="P25">Otherwise</text:p>
              <text:list>
                <text:list-item>
                  <text:p text:style-name="P25">Output an error message</text:p>
                </text:list-item>
              </text:list>
            </text:list-item>
          </text:list>
        </text:list-item>
        <text:list-item>
          <text:p text:style-name="P25">While true</text:p>
          <text:list>
            <text:list-item>
              <text:p text:style-name="P25">Prompt user for number of <text:span text:style-name="T9">senior</text:span> tickets</text:p>
            </text:list-item>
            <text:list-item>
              <text:p text:style-name="P25">If there is no error when converting the number of <text:span text:style-name="T9">senior</text:span> tickets to an int and it is greater than or equal to 0 and <text:span text:style-name="T10">this+num adult+num child tickets is</text:span> less tha<text:span text:style-name="T9">n</text:span> the length of the auditorium</text:p>
              <text:list>
                <text:list-item>
                  <text:p text:style-name="P25">break</text:p>
                </text:list-item>
              </text:list>
            </text:list-item>
            <text:list-item>
              <text:p text:style-name="P25">Otherwise</text:p>
              <text:list>
                <text:list-item>
                  <text:p text:style-name="P25">Output an error message</text:p>
                </text:list-item>
              </text:list>
            </text:list-item>
          </text:list>
        </text:list-item>
      </text:list>
      <text:p text:style-name="P3"/>
      <text:p text:style-name="P4">Best Available</text:p>
      <text:p text:style-name="P8">Parameters: Auditorium, <text:span text:style-name="T11">desired number of adult/child/senior tickets</text:span></text:p>
      <text:p text:style-name="P8">Returns: best starting seat number (int)</text:p>
      <text:p text:style-name="P9">This function already assumes that the <text:span text:style-name="T12">desired row number and starting seat could not be fulfilled</text:span></text:p>
      <text:list xml:id="list2393404046944419412" text:style-name="L5">
        <text:list-item>
          <text:p text:style-name="P29"><text:soft-page-break/>Initialize pointer to point to the first node in the auditorium</text:p>
        </text:list-item>
        <text:list-item>
          <text:p text:style-name="P29">Initialize minDistRow to the length of the row, and minDistCol to the length of the column</text:p>
        </text:list-item>
        <text:list-item>
          <text:p text:style-name="P29">Initialize bestSeatNum to -1 and bestRow to -<text:span text:style-name="T13">1</text:span></text:p>
        </text:list-item>
        <text:list-item>
          <text:p text:style-name="P29">For loop that goes through rows of the auditorium</text:p>
          <text:list>
            <text:list-item>
              <text:p text:style-name="P29">For loop that goes through the columns of the auditorium</text:p>
              <text:list>
                <text:list-item>
                  <text:p text:style-name="P30">Starting at the current pointer in the auditorium, run through each seat to the right of the current seat until the number of desired tickets was checked sequentially</text:p>
                  <text:list>
                    <text:list-item>
                      <text:p text:style-name="P30">If this fails</text:p>
                      <text:list>
                        <text:list-item>
                          <text:p text:style-name="P30">break</text:p>
                        </text:list-item>
                      </text:list>
                    </text:list-item>
                    <text:list-item>
                      <text:p text:style-name="P30">If this succeeds</text:p>
                      <text:list>
                        <text:list-item>
                          <text:p text:style-name="P30">Calculate the row and column distance</text:p>
                        </text:list-item>
                        <text:list-item>
                          <text:p text:style-name="P31">If the row distance is less than the minDistRow, update the minDistRow and bestRow</text:p>
                        </text:list-item>
                        <text:list-item>
                          <text:p text:style-name="P31">If the col distance is less than the minDistCol, update the minDistCol and bestSeatNum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1">Decide on the best seat based upon which is closer to the middle of the auditorium, <text:span text:style-name="T14">with the smaller row number taking precedenc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10:37:02.837718822</meta:creation-date>
    <dc:date>2018-09-30T00:01:36.121538530</dc:date>
    <meta:editing-duration>PT7H43M3S</meta:editing-duration>
    <meta:editing-cycles>34</meta:editing-cycles>
    <meta:generator>LibreOffice/5.1.6.2$Linux_X86_64 LibreOffice_project/10m0$Build-2</meta:generator>
    <meta:document-statistic meta:table-count="0" meta:image-count="0" meta:object-count="0" meta:page-count="3" meta:paragraph-count="88" meta:word-count="922" meta:character-count="4946" meta:non-whitespace-character-count="4190"/>
  </office:meta>
</office:document-meta>
</file>